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paragraph-rsid="00f0e98c"/>
    </style:style>
    <style:style style:name="P2" style:family="paragraph" style:parent-style-name="Footer">
      <style:paragraph-properties fo:text-align="center" style:justify-single-word="false"/>
      <style:text-properties fo:language="fr" fo:country="CH"/>
    </style:style>
    <style:style style:name="P3" style:family="paragraph" style:parent-style-name="Standard">
      <style:paragraph-properties fo:text-align="center" style:justify-single-word="false"/>
      <style:text-properties style:font-name="Liberation Serif" fo:font-size="12pt" fo:language="en" fo:country="US" officeooo:rsid="00054439" officeooo:paragraph-rsid="000e0fde" style:font-size-asian="12pt" style:font-size-complex="12pt"/>
    </style:style>
    <style:style style:name="P4" style:family="paragraph" style:parent-style-name="Standard">
      <style:paragraph-properties fo:text-align="center" style:justify-single-word="false"/>
      <style:text-properties officeooo:paragraph-rsid="03e3592e"/>
    </style:style>
    <style:style style:name="P5" style:family="paragraph" style:parent-style-name="Standard">
      <style:paragraph-properties fo:text-align="center" style:justify-single-word="false"/>
      <style:text-properties officeooo:paragraph-rsid="045367de"/>
    </style:style>
    <style:style style:name="P6"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Liberation Serif" fo:font-size="12pt" fo:language="fr" fo:country="CH" fo:font-style="normal" style:text-underline-style="solid" style:text-underline-width="auto" style:text-underline-color="font-color" fo:font-weight="bold" officeooo:paragraph-rsid="000e0fde" style:text-blinking="false" fo:background-color="transparent" style:font-size-asian="12pt" style:font-size-complex="12pt"/>
    </style:style>
    <style:style style:name="P7"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Liberation Serif" fo:font-size="12pt" fo:language="fr" fo:country="CH" fo:font-style="normal" style:text-underline-style="solid" style:text-underline-width="auto" style:text-underline-color="font-color" fo:font-weight="bold" officeooo:paragraph-rsid="039b775f" style:text-blinking="false" fo:background-color="transparent" style:font-size-asian="12pt" style:font-size-complex="12pt"/>
    </style:style>
    <style:style style:name="P8"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418867c" officeooo:paragraph-rsid="039b775f" style:font-size-asian="12pt" style:font-style-asian="normal" style:font-size-complex="12pt" style:font-style-complex="normal"/>
    </style:style>
    <style:style style:name="P9"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418867c" officeooo:paragraph-rsid="053d4cd4" style:font-size-asian="12pt" style:font-style-asian="normal" style:font-size-complex="12pt" style:font-style-complex="normal"/>
    </style:style>
    <style:style style:name="P10"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94549b" officeooo:paragraph-rsid="0594549b" style:font-name-asian="NSimSun" style:font-size-asian="12pt" style:font-style-asian="normal" style:font-weight-asian="normal" style:font-name-complex="Arial1" style:font-size-complex="12pt" style:font-style-complex="normal" style:font-weight-complex="normal"/>
    </style:style>
    <style:style style:name="P11"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9dd088" officeooo:paragraph-rsid="059dd088" style:font-name-asian="NSimSun" style:font-size-asian="12pt" style:font-style-asian="normal" style:font-weight-asian="normal" style:font-name-complex="Arial1" style:font-size-complex="12pt" style:font-style-complex="normal" style:font-weight-complex="normal"/>
    </style:style>
    <style:style style:name="P12"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821d6a" officeooo:paragraph-rsid="05c27cb6" style:font-name-asian="NSimSun" style:font-size-asian="12pt" style:font-style-asian="normal" style:font-weight-asian="normal" style:font-name-complex="Arial1" style:font-size-complex="12pt" style:font-style-complex="normal" style:font-weight-complex="normal"/>
    </style:style>
    <style:style style:name="P13"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c7ee2c" officeooo:paragraph-rsid="05c7ee2c" style:font-name-asian="NSimSun" style:font-size-asian="12pt" style:font-style-asian="normal" style:font-weight-asian="normal" style:font-name-complex="Arial1" style:font-size-complex="12pt" style:font-style-complex="normal" style:font-weight-complex="normal"/>
    </style:style>
    <style:style style:name="P14"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7d3e82" officeooo:paragraph-rsid="058b1170" style:font-name-asian="NSimSun" style:font-size-asian="12pt" style:font-style-asian="normal" style:font-weight-asian="normal" style:font-name-complex="Arial1" style:font-size-complex="12pt" style:font-style-complex="normal" style:font-weight-complex="normal"/>
    </style:style>
    <style:style style:name="P15"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8b1170" officeooo:paragraph-rsid="058b1170" style:font-name-asian="NSimSun" style:font-size-asian="12pt" style:font-style-asian="normal" style:font-weight-asian="normal" style:font-name-complex="Arial1" style:font-size-complex="12pt" style:font-style-complex="normal" style:font-weight-complex="normal"/>
    </style:style>
    <style:style style:name="P16"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8bff12" officeooo:paragraph-rsid="05c59df9" style:font-name-asian="NSimSun" style:font-size-asian="12pt" style:font-style-asian="normal" style:font-weight-asian="normal" style:font-name-complex="Arial1" style:font-size-complex="12pt" style:font-style-complex="normal" style:font-weight-complex="normal"/>
    </style:style>
    <style:style style:name="P17"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style:text-underline-style="solid" style:text-underline-width="auto" style:text-underline-color="font-color" fo:font-weight="bold" officeooo:rsid="05d38f4c" officeooo:paragraph-rsid="05d38f4c" style:font-size-asian="12pt" style:font-style-asian="normal" style:font-weight-asian="bold" style:font-size-complex="12pt" style:font-style-complex="normal" style:font-weight-complex="bold"/>
    </style:style>
    <style:style style:name="P18"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text-line-through-style="none" style:text-line-through-type="none" style:font-name="Liberation Serif" fo:font-size="12pt" fo:letter-spacing="normal" fo:language="en" fo:country="GB" fo:font-style="normal" style:text-underline-style="none" fo:font-weight="normal" officeooo:rsid="059a70c7" officeooo:paragraph-rsid="05c27cb6" style:text-blinking="false" fo:background-color="#ffffff" style:font-name-asian="NSimSun" style:font-size-asian="12pt" style:font-style-asian="normal" style:font-weight-asian="normal" style:font-name-complex="Arial1" style:font-size-complex="12pt" style:font-style-complex="normal" style:font-weight-complex="normal"/>
    </style:style>
    <style:style style:name="P19" style:family="paragraph" style:parent-style-name="Text_20_body">
      <style:paragraph-properties fo:margin-top="0cm" fo:margin-bottom="0cm" loext:contextual-spacing="false" fo:line-height="138%" fo:text-align="start" style:justify-single-word="false" style:writing-mode="lr-tb"/>
      <style:text-properties fo:language="en" fo:country="GB" officeooo:paragraph-rsid="058b1170"/>
    </style:style>
    <style:style style:name="P20" style:family="paragraph" style:parent-style-name="Text_20_body">
      <style:paragraph-properties fo:margin-top="0cm" fo:margin-bottom="0cm" loext:contextual-spacing="false" fo:line-height="138%" fo:text-align="start" style:justify-single-word="false" style:writing-mode="lr-tb"/>
      <style:text-properties fo:language="en" fo:country="GB" officeooo:paragraph-rsid="058501c3"/>
    </style:style>
    <style:style style:name="P21" style:family="paragraph" style:parent-style-name="Text_20_body">
      <style:paragraph-properties fo:margin-top="0cm" fo:margin-bottom="0cm" loext:contextual-spacing="false" fo:line-height="138%" fo:text-align="start" style:justify-single-word="false" style:writing-mode="lr-tb"/>
      <style:text-properties fo:language="en" fo:country="GB" officeooo:paragraph-rsid="05c27cb6"/>
    </style:style>
    <style:style style:name="P22" style:family="paragraph" style:parent-style-name="Text_20_body">
      <style:paragraph-properties fo:margin-top="0cm" fo:margin-bottom="0cm" loext:contextual-spacing="false" fo:line-height="138%" fo:text-align="start" style:justify-single-word="false" style:writing-mode="lr-tb"/>
      <style:text-properties fo:language="en" fo:country="GB" officeooo:paragraph-rsid="05c59df9"/>
    </style:style>
    <style:style style:name="P23" style:family="paragraph" style:parent-style-name="Text_20_body">
      <style:paragraph-properties fo:margin-top="0cm" fo:margin-bottom="0cm" loext:contextual-spacing="false" fo:line-height="138%" fo:text-align="start" style:justify-single-word="false" style:writing-mode="lr-tb"/>
      <style:text-properties fo:language="en" fo:country="GB" officeooo:rsid="05ad180f" officeooo:paragraph-rsid="05ea8c65"/>
    </style:style>
    <style:style style:name="P24" style:family="paragraph" style:parent-style-name="Text_20_body">
      <style:paragraph-properties fo:margin-top="0cm" fo:margin-bottom="0cm" loext:contextual-spacing="false" fo:line-height="138%" fo:text-align="start" style:justify-single-word="false" style:writing-mode="lr-tb"/>
      <style:text-properties officeooo:paragraph-rsid="05b97f7f"/>
    </style:style>
    <style:style style:name="P25" style:family="paragraph" style:parent-style-name="Text_20_body">
      <style:paragraph-properties fo:margin-top="0cm" fo:margin-bottom="0cm" loext:contextual-spacing="false" fo:line-height="138%" fo:text-align="start" style:justify-single-word="false" style:writing-mode="lr-tb"/>
      <style:text-properties officeooo:paragraph-rsid="0596f451"/>
    </style:style>
    <style:style style:name="P26" style:family="paragraph" style:parent-style-name="Text_20_body">
      <style:paragraph-properties fo:margin-top="0cm" fo:margin-bottom="0cm" loext:contextual-spacing="false" fo:line-height="138%" fo:text-align="start" style:justify-single-word="false" style:writing-mode="lr-tb"/>
      <style:text-properties officeooo:paragraph-rsid="05c7ee2c"/>
    </style:style>
    <style:style style:name="P27" style:family="paragraph" style:parent-style-name="Text_20_body">
      <style:paragraph-properties fo:margin-top="0cm" fo:margin-bottom="0cm" loext:contextual-spacing="false" fo:line-height="138%" fo:text-align="start" style:justify-single-word="false" style:writing-mode="lr-tb"/>
      <style:text-properties officeooo:paragraph-rsid="05ddd47f"/>
    </style:style>
    <style:style style:name="P28" style:family="paragraph" style:parent-style-name="Text_20_body">
      <style:paragraph-properties fo:margin-top="0cm" fo:margin-bottom="0cm" loext:contextual-spacing="false" fo:line-height="138%" fo:text-align="start" style:justify-single-word="false" style:writing-mode="lr-tb"/>
      <style:text-properties officeooo:paragraph-rsid="05bb58ce"/>
    </style:style>
    <style:style style:name="P29" style:family="paragraph" style:parent-style-name="Text_20_body">
      <style:paragraph-properties fo:margin-top="0cm" fo:margin-bottom="0cm" loext:contextual-spacing="false" fo:line-height="138%" fo:text-align="start" style:justify-single-word="false" style:writing-mode="lr-tb"/>
      <style:text-properties officeooo:paragraph-rsid="05ef3d3b"/>
    </style:style>
    <style:style style:name="P30" style:family="paragraph" style:parent-style-name="Text_20_body">
      <style:paragraph-properties fo:margin-top="0cm" fo:margin-bottom="0cm" loext:contextual-spacing="false" fo:line-height="138%" fo:text-align="start" style:justify-single-word="false" style:writing-mode="lr-tb"/>
      <style:text-properties officeooo:paragraph-rsid="05f67329"/>
    </style:style>
    <style:style style:name="P31"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ae6477" officeooo:paragraph-rsid="05ad180f" fo:background-color="#fffffe" style:font-size-asian="12pt" style:font-size-complex="12pt"/>
    </style:style>
    <style:style style:name="P32"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b31793" officeooo:paragraph-rsid="05b19f35" fo:background-color="#fffffe" style:font-size-asian="12pt" style:font-size-complex="12pt"/>
    </style:style>
    <style:style style:name="P33"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b625bc" officeooo:paragraph-rsid="05b625bc" fo:background-color="#fffffe" style:font-size-asian="12pt" style:font-size-complex="12pt"/>
    </style:style>
    <style:style style:name="P34"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b625bc" officeooo:paragraph-rsid="05efc572" fo:background-color="#fffffe" style:font-size-asian="12pt" style:font-size-complex="12pt"/>
    </style:style>
    <style:style style:name="P35"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bc4980" officeooo:paragraph-rsid="05bb58ce" fo:background-color="#fffffe" style:font-size-asian="12pt" style:font-size-complex="12pt"/>
    </style:style>
    <style:style style:name="P36"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cc84c8" officeooo:paragraph-rsid="05cc84c8" fo:background-color="#fffffe" style:font-size-asian="12pt" style:font-size-complex="12pt"/>
    </style:style>
    <style:style style:name="P37"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cd927a" officeooo:paragraph-rsid="05cc84c8" fo:background-color="#fffffe" style:font-size-asian="12pt" style:font-size-complex="12pt"/>
    </style:style>
    <style:style style:name="P38" style:family="paragraph" style:parent-style-name="Text_20_body">
      <style:paragraph-properties fo:margin-top="0cm" fo:margin-bottom="0cm" loext:contextual-spacing="false" fo:line-height="138%" fo:text-align="start" style:justify-single-word="false" style:writing-mode="lr-tb"/>
      <style:text-properties style:text-underline-style="solid" style:text-underline-width="auto" style:text-underline-color="font-color" fo:font-weight="bold" officeooo:rsid="05d38f4c" officeooo:paragraph-rsid="05d38f4c" style:font-weight-asian="bold" style:font-weight-complex="bold"/>
    </style:style>
    <style:style style:name="P39" style:family="paragraph" style:parent-style-name="Text_20_body">
      <style:paragraph-properties fo:margin-top="0cm" fo:margin-bottom="0cm" loext:contextual-spacing="false" fo:line-height="138%" fo:text-align="start" style:justify-single-word="false" style:writing-mode="lr-tb"/>
      <style:text-properties officeooo:rsid="05ad180f" officeooo:paragraph-rsid="05ad180f"/>
    </style:style>
    <style:style style:name="P40" style:family="paragraph" style:parent-style-name="Text_20_body">
      <style:paragraph-properties fo:margin-top="0cm" fo:margin-bottom="0cm" loext:contextual-spacing="false" fo:line-height="138%" fo:text-align="start" style:justify-single-word="false" style:writing-mode="lr-tb"/>
      <style:text-properties officeooo:rsid="05d9f582" officeooo:paragraph-rsid="05d9f582"/>
    </style:style>
    <style:style style:name="P41" style:family="paragraph" style:parent-style-name="Text_20_body">
      <style:paragraph-properties fo:margin-top="0cm" fo:margin-bottom="0cm" loext:contextual-spacing="false" fo:line-height="138%" fo:text-align="start" style:justify-single-word="false" style:writing-mode="lr-tb"/>
      <style:text-properties officeooo:rsid="05f67329" officeooo:paragraph-rsid="05f67329"/>
    </style:style>
    <style:style style:name="P42" style:family="paragraph" style:parent-style-name="Text_20_body">
      <style:paragraph-properties fo:text-align="center" style:justify-single-word="false"/>
      <style:text-properties fo:font-variant="normal" fo:text-transform="none" fo:color="#000000" style:text-line-through-style="none" style:text-line-through-type="none" style:font-name="Liberation Serif" fo:font-size="12pt" fo:language="en" fo:country="US" fo:font-style="normal" style:text-underline-style="solid" style:text-underline-width="auto" style:text-underline-color="font-color" fo:font-weight="bold" officeooo:rsid="00054439" officeooo:paragraph-rsid="000e0fde" style:text-blinking="false" fo:background-color="transparent" style:font-size-asian="12pt" style:font-size-complex="12pt"/>
    </style:style>
    <style:style style:name="P43" style:family="paragraph" style:parent-style-name="Text_20_body">
      <style:paragraph-properties fo:margin-top="0cm" fo:margin-bottom="0cm" loext:contextual-spacing="false" fo:line-height="138%" fo:text-align="start" style:justify-single-word="false" style:writing-mode="lr-tb"/>
      <style:text-properties officeooo:paragraph-rsid="05fadb93"/>
    </style:style>
    <style:style style:name="T1" style:family="text">
      <style:text-properties fo:language="en" fo:country="US" officeooo:rsid="0128a33f"/>
    </style:style>
    <style:style style:name="T2" style:family="text">
      <style:text-properties style:font-name="Arial" fo:font-size="11pt" fo:language="en" fo:country="US" style:text-underline-style="none" fo:font-weight="normal" officeooo:rsid="03e3592e" style:font-size-asian="11pt" style:font-weight-asian="normal" style:font-size-complex="11pt" style:font-weight-complex="normal"/>
    </style:style>
    <style:style style:name="T3" style:family="text">
      <style:text-properties style:font-name="Arial" fo:font-size="11pt" fo:language="en" fo:country="US" style:text-underline-style="none" fo:font-weight="normal" officeooo:rsid="0457468e" style:font-size-asian="11pt" style:font-weight-asian="normal" style:font-size-complex="11pt" style:font-weight-complex="normal"/>
    </style:style>
    <style:style style:name="T4" style:family="text">
      <style:text-properties fo:language="fr" fo:country="CH" officeooo:rsid="0128a33f"/>
    </style:style>
    <style:style style:name="T5" style:family="text">
      <style:text-properties fo:language="fr" fo:country="CH" officeooo:rsid="058eb993"/>
    </style:style>
    <style:style style:name="T6" style:family="text">
      <style:text-properties fo:language="fr" fo:country="CH" officeooo:rsid="045ad84c"/>
    </style:style>
    <style:style style:name="T7" style:family="text">
      <style:text-properties officeooo:rsid="0081c464"/>
    </style:style>
    <style:style style:name="T8" style:family="text">
      <style:text-properties style:font-name="Liberation Serif" fo:font-size="12pt" fo:language="en" fo:country="US" style:text-underline-style="solid" style:text-underline-width="auto" style:text-underline-color="font-color" fo:font-weight="bold" officeooo:rsid="03e3592e" style:font-size-asian="12pt" style:font-weight-asian="bold" style:font-size-complex="12pt" style:font-weight-complex="bold"/>
    </style:style>
    <style:style style:name="T9" style:family="text">
      <style:text-properties style:font-name="Liberation Serif" fo:font-size="12pt" fo:language="en" fo:country="US" style:text-underline-style="solid" style:text-underline-width="auto" style:text-underline-color="font-color" fo:font-weight="bold" officeooo:rsid="0457468e" style:font-size-asian="12pt" style:font-weight-asian="bold" style:font-size-complex="12pt" style:font-weight-complex="bold"/>
    </style:style>
    <style:style style:name="T10" style:family="text">
      <style:text-properties style:font-name="Liberation Serif" fo:font-size="12pt" fo:language="en" fo:country="US" style:text-underline-style="solid" style:text-underline-width="auto" style:text-underline-color="font-color" fo:font-weight="bold" officeooo:rsid="046f8168" style:font-size-asian="12pt" style:font-weight-asian="bold" style:font-size-complex="12pt" style:font-weight-complex="bold"/>
    </style:style>
    <style:style style:name="T11" style:family="text">
      <style:text-properties style:font-name="Liberation Serif" fo:font-size="12pt" fo:language="en" fo:country="US" style:text-underline-style="solid" style:text-underline-width="auto" style:text-underline-color="font-color" fo:font-weight="bold" officeooo:rsid="057d3e82" style:font-size-asian="12pt" style:font-weight-asian="bold" style:font-size-complex="12pt" style:font-weight-complex="bold"/>
    </style:style>
    <style:style style:name="T12" style:family="text">
      <style:text-properties fo:font-variant="normal" fo:text-transform="none" fo:color="#343a40" style:font-name="Liberation Serif" fo:font-size="12pt" fo:letter-spacing="normal" fo:language="en" fo:country="GB" fo:font-style="normal" fo:font-weight="normal" style:font-name-asian="NSimSun" style:font-size-asian="12pt" style:font-style-asian="normal" style:font-weight-asian="normal" style:font-name-complex="Arial1" style:font-size-complex="12pt" style:font-style-complex="normal" style:font-weight-complex="normal"/>
    </style:style>
    <style:style style:name="T13" style:family="text">
      <style:text-properties fo:font-variant="normal" fo:text-transform="none" fo:color="#343a40" style:font-name="Liberation Serif" fo:font-size="12pt" fo:letter-spacing="normal" fo:language="en" fo:country="GB" fo:font-style="normal" fo:font-weight="normal" officeooo:rsid="059fbb3a" style:font-name-asian="NSimSun" style:font-size-asian="12pt" style:font-style-asian="normal" style:font-weight-asian="normal" style:font-name-complex="Arial1" style:font-size-complex="12pt" style:font-style-complex="normal" style:font-weight-complex="normal"/>
    </style:style>
    <style:style style:name="T14" style:family="text">
      <style:text-properties fo:font-variant="normal" fo:text-transform="none" fo:color="#343a40" style:font-name="Liberation Serif" fo:font-size="12pt" fo:letter-spacing="normal" fo:language="en" fo:country="GB" fo:font-style="normal" fo:font-weight="normal" officeooo:rsid="059dd088" style:font-name-asian="NSimSun" style:font-size-asian="12pt" style:font-style-asian="normal" style:font-weight-asian="normal" style:font-name-complex="Arial1" style:font-size-complex="12pt" style:font-style-complex="normal" style:font-weight-complex="normal"/>
    </style:style>
    <style:style style:name="T15" style:family="text">
      <style:text-properties fo:font-variant="normal" fo:text-transform="none" fo:color="#343a40" style:font-name="Liberation Serif" fo:font-size="12pt" fo:letter-spacing="normal" fo:language="en" fo:country="GB" fo:font-style="normal" fo:font-weight="normal" officeooo:rsid="05c9b3dd" style:font-name-asian="NSimSun" style:font-size-asian="12pt" style:font-style-asian="normal" style:font-weight-asian="normal" style:font-name-complex="Arial1" style:font-size-complex="12pt" style:font-style-complex="normal" style:font-weight-complex="normal"/>
    </style:style>
    <style:style style:name="T16" style:family="text">
      <style:text-properties fo:font-variant="normal" fo:text-transform="none" fo:color="#343a40" style:font-name="Liberation Serif" fo:font-size="12pt" fo:letter-spacing="normal" fo:language="en" fo:country="GB" fo:font-style="normal" fo:font-weight="normal" officeooo:rsid="0596f451" style:font-name-asian="NSimSun" style:font-size-asian="12pt" style:font-style-asian="normal" style:font-weight-asian="normal" style:font-name-complex="Arial1" style:font-size-complex="12pt" style:font-style-complex="normal" style:font-weight-complex="normal"/>
    </style:style>
    <style:style style:name="T17" style:family="text">
      <style:text-properties fo:font-variant="normal" fo:text-transform="none" fo:color="#343a40" style:font-name="Liberation Serif" fo:font-size="12pt" fo:letter-spacing="normal" fo:language="en" fo:country="GB" fo:font-style="normal" fo:font-weight="normal" officeooo:rsid="05b31793" style:font-name-asian="NSimSun" style:font-size-asian="12pt" style:font-style-asian="normal" style:font-weight-asian="normal" style:font-name-complex="Arial1" style:font-size-complex="12pt" style:font-style-complex="normal" style:font-weight-complex="normal"/>
    </style:style>
    <style:style style:name="T18" style:family="text">
      <style:text-properties fo:font-variant="normal" fo:text-transform="none" fo:color="#343a40" style:font-name="Liberation Serif" fo:font-size="12pt" fo:letter-spacing="normal" fo:language="en" fo:country="GB" fo:font-style="normal" fo:font-weight="normal" officeooo:rsid="05c9bcaf" style:font-name-asian="NSimSun" style:font-size-asian="12pt" style:font-style-asian="normal" style:font-weight-asian="normal" style:font-name-complex="Arial1" style:font-size-complex="12pt" style:font-style-complex="normal" style:font-weight-complex="normal"/>
    </style:style>
    <style:style style:name="T19" style:family="text">
      <style:text-properties fo:font-variant="normal" fo:text-transform="none" fo:color="#343a40" style:font-name="Liberation Serif" fo:font-size="12pt" fo:letter-spacing="normal" fo:language="en" fo:country="GB" fo:font-style="normal" fo:font-weight="normal" officeooo:rsid="05d4f376" style:font-name-asian="NSimSun" style:font-size-asian="12pt" style:font-style-asian="normal" style:font-weight-asian="normal" style:font-name-complex="Arial1" style:font-size-complex="12pt" style:font-style-complex="normal" style:font-weight-complex="normal"/>
    </style:style>
    <style:style style:name="T20" style:family="text">
      <style:text-properties fo:font-variant="normal" fo:text-transform="none" fo:color="#343a40" style:font-name="Liberation Serif" fo:font-size="12pt" fo:letter-spacing="normal" fo:language="en" fo:country="GB" fo:font-style="normal" fo:font-weight="normal" officeooo:rsid="05ddd47f" style:font-name-asian="NSimSun" style:font-size-asian="12pt" style:font-style-asian="normal" style:font-weight-asian="normal" style:font-name-complex="Arial1" style:font-size-complex="12pt" style:font-style-complex="normal" style:font-weight-complex="normal"/>
    </style:style>
    <style:style style:name="T21" style:family="text">
      <style:text-properties fo:font-variant="normal" fo:text-transform="none" fo:color="#343a40" style:font-name="Liberation Serif" fo:font-size="12pt" fo:letter-spacing="normal" fo:language="en" fo:country="GB" fo:font-style="normal" fo:font-weight="normal" officeooo:rsid="058bff12" style:font-name-asian="NSimSun" style:font-size-asian="12pt" style:font-style-asian="normal" style:font-weight-asian="normal" style:font-name-complex="Arial1" style:font-size-complex="12pt" style:font-style-complex="normal" style:font-weight-complex="normal"/>
    </style:style>
    <style:style style:name="T22" style:family="text">
      <style:text-properties fo:font-variant="normal" fo:text-transform="none" fo:color="#343a40" style:font-name="Liberation Serif" fo:font-size="12pt" fo:letter-spacing="normal" fo:language="en" fo:country="GB" fo:font-style="normal" fo:font-weight="normal" officeooo:rsid="0591b01e" style:font-name-asian="NSimSun" style:font-size-asian="12pt" style:font-style-asian="normal" style:font-weight-asian="normal" style:font-name-complex="Arial1" style:font-size-complex="12pt" style:font-style-complex="normal" style:font-weight-complex="normal"/>
    </style:style>
    <style:style style:name="T23" style:family="text">
      <style:text-properties fo:font-variant="normal" fo:text-transform="none" fo:color="#343a40" style:font-name="Liberation Serif" fo:font-size="12pt" fo:letter-spacing="normal" fo:language="en" fo:country="GB" fo:font-style="normal" fo:font-weight="normal" officeooo:rsid="05dce322" style:font-name-asian="NSimSun" style:font-size-asian="12pt" style:font-style-asian="normal" style:font-weight-asian="normal" style:font-name-complex="Arial1" style:font-size-complex="12pt" style:font-style-complex="normal" style:font-weight-complex="normal"/>
    </style:style>
    <style:style style:name="T24" style:family="text">
      <style:text-properties fo:font-variant="normal" fo:text-transform="none" fo:color="#343a40" style:font-name="Liberation Serif" fo:font-size="12pt" fo:letter-spacing="normal" fo:language="en" fo:country="GB" fo:font-style="normal" fo:font-weight="normal" officeooo:rsid="058b1170" style:font-name-asian="NSimSun" style:font-size-asian="12pt" style:font-style-asian="normal" style:font-weight-asian="normal" style:font-name-complex="Arial1" style:font-size-complex="12pt" style:font-style-complex="normal" style:font-weight-complex="normal"/>
    </style:style>
    <style:style style:name="T25" style:family="text">
      <style:text-properties fo:font-variant="normal" fo:text-transform="none" fo:color="#343a40" style:font-name="Liberation Serif" fo:font-size="12pt" fo:letter-spacing="normal" fo:language="en" fo:country="GB" fo:font-style="normal" fo:font-weight="normal" officeooo:rsid="05f44b63" style:font-name-asian="NSimSun" style:font-size-asian="12pt" style:font-style-asian="normal" style:font-weight-asian="normal" style:font-name-complex="Arial1" style:font-size-complex="12pt" style:font-style-complex="normal" style:font-weight-complex="normal"/>
    </style:style>
    <style:style style:name="T26" style:family="text">
      <style:text-properties fo:font-variant="normal" fo:text-transform="none" fo:color="#343a40" style:font-name="Liberation Serif" fo:font-size="12pt" fo:letter-spacing="normal" fo:language="en" fo:country="GB" fo:font-style="normal" fo:font-weight="normal" officeooo:rsid="05f4f1d3" style:font-name-asian="NSimSun" style:font-size-asian="12pt" style:font-style-asian="normal" style:font-weight-asian="normal" style:font-name-complex="Arial1" style:font-size-complex="12pt" style:font-style-complex="normal" style:font-weight-complex="normal"/>
    </style:style>
    <style:style style:name="T27" style:family="text">
      <style:text-properties fo:font-variant="normal" fo:text-transform="none" fo:color="#343a40" style:font-name="Liberation Serif" fo:font-size="12pt" fo:letter-spacing="normal" fo:language="en" fo:country="GB" fo:font-style="normal" fo:font-weight="normal" officeooo:rsid="05f67329" style:font-name-asian="NSimSun" style:font-size-asian="12pt" style:font-style-asian="normal" style:font-weight-asian="normal" style:font-name-complex="Arial1" style:font-size-complex="12pt" style:font-style-complex="normal" style:font-weight-complex="normal"/>
    </style:style>
    <style:style style:name="T28" style:family="text">
      <style:text-properties fo:font-variant="normal" fo:text-transform="none" fo:color="#343a40" style:font-name="Liberation Serif" fo:font-size="12pt" fo:letter-spacing="normal" fo:language="en" fo:country="GB" fo:font-style="normal" fo:font-weight="normal" officeooo:rsid="05f8dde5" style:font-name-asian="NSimSun" style:font-size-asian="12pt" style:font-style-asian="normal" style:font-weight-asian="normal" style:font-name-complex="Arial1" style:font-size-complex="12pt" style:font-style-complex="normal" style:font-weight-complex="normal"/>
    </style:style>
    <style:style style:name="T29" style:family="text">
      <style:text-properties fo:font-variant="normal" fo:text-transform="none" fo:color="#343a40" style:font-name="Liberation Serif" fo:font-size="12pt" fo:letter-spacing="normal" fo:language="en" fo:country="GB" fo:font-style="normal" fo:font-weight="normal" officeooo:rsid="05faaa5b" style:font-name-asian="NSimSun" style:font-size-asian="12pt" style:font-style-asian="normal" style:font-weight-asian="normal" style:font-name-complex="Arial1" style:font-size-complex="12pt" style:font-style-complex="normal" style:font-weight-complex="normal"/>
    </style:style>
    <style:style style:name="T30" style:family="text">
      <style:text-properties fo:font-variant="normal" fo:text-transform="none" fo:color="#343a40" style:font-name="Liberation Serif" fo:font-size="12pt" fo:letter-spacing="normal" fo:language="en" fo:country="GB" fo:font-style="normal" fo:font-weight="normal" officeooo:rsid="059dad9e"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31" style:family="text">
      <style:text-properties fo:font-variant="normal" fo:text-transform="none" fo:color="#343a40" style:font-name="Liberation Serif" fo:font-size="12pt" fo:letter-spacing="normal" fo:language="en" fo:country="GB" fo:font-style="normal" fo:font-weight="normal" officeooo:rsid="05b382bd"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32" style:family="text">
      <style:text-properties fo:font-variant="normal" fo:text-transform="none" fo:color="#343a40" style:font-name="Liberation Serif" fo:font-size="12pt" fo:letter-spacing="normal" fo:font-style="normal" fo:font-weight="normal" officeooo:rsid="057d3e82" style:font-name-asian="NSimSun" style:font-size-asian="12pt" style:font-style-asian="normal" style:font-weight-asian="normal" style:font-name-complex="Arial1" style:font-size-complex="12pt" style:font-style-complex="normal" style:font-weight-complex="normal"/>
    </style:style>
    <style:style style:name="T33" style:family="text">
      <style:text-properties fo:font-variant="normal" fo:text-transform="none" fo:color="#343a40" style:font-name="Liberation Serif" fo:font-size="12pt" fo:letter-spacing="normal" fo:font-style="normal" fo:font-weight="normal" officeooo:rsid="05891ba7" style:font-name-asian="NSimSun" style:font-size-asian="12pt" style:font-style-asian="normal" style:font-weight-asian="normal" style:font-name-complex="Arial1" style:font-size-complex="12pt" style:font-style-complex="normal" style:font-weight-complex="normal"/>
    </style:style>
    <style:style style:name="T34" style:family="text">
      <style:text-properties fo:font-variant="normal" fo:text-transform="none" fo:color="#343a40" style:font-name="Liberation Serif" fo:font-size="12pt" fo:letter-spacing="normal" fo:font-style="normal" fo:font-weight="normal" officeooo:rsid="058501c3" style:font-name-asian="NSimSun" style:font-size-asian="12pt" style:font-style-asian="normal" style:font-weight-asian="normal" style:font-name-complex="Arial1" style:font-size-complex="12pt" style:font-style-complex="normal" style:font-weight-complex="normal"/>
    </style:style>
    <style:style style:name="T35" style:family="text">
      <style:text-properties fo:font-variant="normal" fo:text-transform="none" fo:color="#343a40" style:font-name="Liberation Serif" fo:font-size="12pt" fo:letter-spacing="normal" fo:font-style="normal" fo:font-weight="normal" officeooo:rsid="05871db1" style:font-name-asian="NSimSun" style:font-size-asian="12pt" style:font-style-asian="normal" style:font-weight-asian="normal" style:font-name-complex="Arial1" style:font-size-complex="12pt" style:font-style-complex="normal" style:font-weight-complex="normal"/>
    </style:style>
    <style:style style:name="T36" style:family="text">
      <style:text-properties fo:font-variant="normal" fo:text-transform="none" fo:color="#343a40" style:font-name="Liberation Serif" fo:font-size="12pt" fo:letter-spacing="normal" fo:font-style="normal" fo:font-weight="normal" officeooo:rsid="058b1170" style:font-name-asian="NSimSun" style:font-size-asian="12pt" style:font-style-asian="normal" style:font-weight-asian="normal" style:font-name-complex="Arial1" style:font-size-complex="12pt" style:font-style-complex="normal" style:font-weight-complex="normal"/>
    </style:style>
    <style:style style:name="T37" style:family="text">
      <style:text-properties fo:font-variant="normal" fo:text-transform="none" fo:color="#343a40" style:font-name="Liberation Serif" fo:font-size="12pt" fo:letter-spacing="normal" fo:font-style="normal" fo:font-weight="normal" officeooo:rsid="058bff12" style:font-name-asian="NSimSun" style:font-size-asian="12pt" style:font-style-asian="normal" style:font-weight-asian="normal" style:font-name-complex="Arial1" style:font-size-complex="12pt" style:font-style-complex="normal" style:font-weight-complex="normal"/>
    </style:style>
    <style:style style:name="T38" style:family="text">
      <style:text-properties fo:font-variant="normal" fo:text-transform="none" fo:color="#343a40" style:font-name="Liberation Serif" fo:font-size="12pt" fo:letter-spacing="normal" fo:font-style="normal" fo:font-weight="normal" officeooo:rsid="059041a0" style:font-name-asian="NSimSun" style:font-size-asian="12pt" style:font-style-asian="normal" style:font-weight-asian="normal" style:font-name-complex="Arial1" style:font-size-complex="12pt" style:font-style-complex="normal" style:font-weight-complex="normal"/>
    </style:style>
    <style:style style:name="T39" style:family="text">
      <style:text-properties fo:font-variant="normal" fo:text-transform="none" fo:color="#343a40" style:font-name="Liberation Serif" fo:font-size="12pt" fo:letter-spacing="normal" fo:font-style="normal" fo:font-weight="normal" officeooo:rsid="05c59df9" style:font-name-asian="NSimSun" style:font-size-asian="12pt" style:font-style-asian="normal" style:font-weight-asian="normal" style:font-name-complex="Arial1" style:font-size-complex="12pt" style:font-style-complex="normal" style:font-weight-complex="normal"/>
    </style:style>
    <style:style style:name="T40" style:family="text">
      <style:text-properties fo:font-variant="normal" fo:text-transform="none" fo:color="#343a40" style:font-name="Liberation Serif" fo:font-size="12pt" fo:letter-spacing="normal" fo:font-style="normal" fo:font-weight="normal" officeooo:rsid="05821d6a"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41" style:family="text">
      <style:text-properties fo:font-variant="normal" fo:text-transform="none" fo:color="#343a40" style:font-name="Liberation Serif" fo:font-size="12pt" fo:letter-spacing="normal" fo:font-style="normal" fo:font-weight="normal" officeooo:rsid="0597d80b"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42" style:family="text">
      <style:text-properties fo:font-variant="normal" fo:text-transform="none" fo:color="#343a40" style:font-name="Liberation Serif" fo:font-size="12pt" fo:letter-spacing="normal" fo:font-style="normal" fo:font-weight="normal" officeooo:rsid="0583bb94"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43" style:family="text">
      <style:text-properties fo:font-variant="normal" fo:text-transform="none" fo:color="#343a40" style:font-name="Liberation Serif" fo:font-size="12pt" fo:letter-spacing="normal" fo:font-style="normal" fo:font-weight="normal" officeooo:rsid="059a70c7"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44" style:family="text">
      <style:text-properties fo:font-variant="normal" fo:text-transform="none" fo:color="#343a40" style:text-line-through-style="none" style:text-line-through-type="none" style:font-name="Liberation Serif" fo:font-size="12pt" fo:letter-spacing="normal" fo:font-style="normal" style:text-underline-style="none" fo:font-weight="normal" officeooo:rsid="059a70c7" style:text-blinking="false" fo:background-color="#ffffff" loext:char-shading-value="0" style:font-name-asian="NSimSun" style:font-size-asian="12pt" style:font-style-asian="normal" style:font-weight-asian="normal" style:font-name-complex="Arial1" style:font-size-complex="12pt" style:font-style-complex="normal" style:font-weight-complex="normal"/>
    </style:style>
    <style:style style:name="T45" style:family="text">
      <style:text-properties fo:font-variant="normal" fo:text-transform="none" fo:color="#343a40" style:text-line-through-style="none" style:text-line-through-type="none" style:font-name="Liberation Serif" fo:font-size="12pt" fo:letter-spacing="normal" fo:font-style="normal" style:text-underline-style="none" fo:font-weight="normal" officeooo:rsid="05e7fc90" style:text-blinking="false" fo:background-color="#ffffff" loext:char-shading-value="0" style:font-name-asian="NSimSun" style:font-size-asian="12pt" style:font-style-asian="normal" style:font-weight-asian="normal" style:font-name-complex="Arial1" style:font-size-complex="12pt" style:font-style-complex="normal" style:font-weight-complex="normal"/>
    </style:style>
    <style:style style:name="T46" style:family="text">
      <style:text-properties fo:font-variant="normal" fo:text-transform="none" fo:color="#343a40" style:text-line-through-style="none" style:text-line-through-type="none" style:font-name="Liberation Serif" fo:font-size="12pt" fo:letter-spacing="normal" fo:font-style="normal" style:text-underline-style="none" fo:font-weight="normal" officeooo:rsid="05ea8c65" style:text-blinking="false" fo:background-color="#ffffff" loext:char-shading-value="0" style:font-name-asian="NSimSun" style:font-size-asian="12pt" style:font-style-asian="normal" style:font-weight-asian="normal" style:font-name-complex="Arial1" style:font-size-complex="12pt" style:font-style-complex="normal" style:font-weight-complex="normal"/>
    </style:style>
    <style:style style:name="T47" style:family="text">
      <style:text-properties fo:font-variant="normal" fo:text-transform="none" fo:color="#343a40" style:text-line-through-style="none" style:text-line-through-type="none" style:font-name="Liberation Serif" fo:font-size="12pt" fo:letter-spacing="normal" fo:font-style="normal" style:text-underline-style="none" fo:font-weight="normal" officeooo:rsid="059a70c7" style:text-blinking="false"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48" style:family="text">
      <style:text-properties fo:font-variant="normal" fo:text-transform="none" fo:color="#333333" style:font-name="Liberation Serif" fo:font-size="12pt" fo:letter-spacing="normal" fo:language="en" fo:country="GB" fo:font-style="normal" fo:font-weight="normal" officeooo:rsid="059dd088" style:font-name-asian="NSimSun" style:font-size-asian="12pt" style:font-style-asian="normal" style:font-weight-asian="normal" style:font-name-complex="Arial1" style:font-size-complex="12pt" style:font-style-complex="normal" style:font-weight-complex="normal"/>
    </style:style>
    <style:style style:name="T49" style:family="text">
      <style:text-properties fo:font-variant="normal" fo:text-transform="none" fo:color="#000000" style:font-name="Liberation Serif" fo:font-size="12pt" fo:letter-spacing="normal" fo:language="en" fo:country="GB" fo:font-style="normal" fo:font-weight="normal" officeooo:rsid="05bc4980"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50" style:family="text">
      <style:text-properties fo:font-variant="normal" fo:text-transform="none" fo:color="#000000" style:font-name="Liberation Serif" fo:font-size="12pt" fo:letter-spacing="normal" fo:language="en" fo:country="GB" fo:font-style="normal" fo:font-weight="normal" officeooo:rsid="05bf905c"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51" style:family="text">
      <style:text-properties fo:font-variant="normal" fo:text-transform="none" fo:color="#000000" style:font-name="Liberation Serif" fo:font-size="12pt" fo:letter-spacing="normal" fo:language="en" fo:country="GB" fo:font-style="normal" fo:font-weight="normal" officeooo:rsid="05e1a5d7"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52" style:family="text">
      <style:text-properties fo:font-variant="normal" fo:text-transform="none" fo:color="#000000" style:font-name="Liberation Serif" fo:font-size="12pt" fo:letter-spacing="normal" fo:language="en" fo:country="GB" fo:font-style="normal" fo:font-weight="normal" officeooo:rsid="05e3ba0d"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53" style:family="text">
      <style:text-properties fo:font-variant="normal" fo:text-transform="none" fo:color="#000000" style:text-position="super 58%" style:font-name="Liberation Serif" fo:font-size="12pt" fo:letter-spacing="normal" fo:language="en" fo:country="GB" fo:font-style="normal" fo:font-weight="normal" officeooo:rsid="05bf905c"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54" style:family="text">
      <style:text-properties fo:font-variant="normal" fo:text-transform="none" fo:color="#000000" style:text-position="super 58%" style:font-name="Liberation Serif" fo:font-size="12pt" fo:letter-spacing="normal" fo:language="en" fo:country="GB" fo:font-style="normal" fo:font-weight="normal" officeooo:rsid="05e1a5d7"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55" style:family="text">
      <style:text-properties fo:font-variant="normal" fo:text-transform="none" fo:letter-spacing="normal" fo:font-style="normal" officeooo:rsid="05e548d5" style:font-name-asian="NSimSun" style:font-style-asian="normal" style:font-weight-asian="normal" style:font-name-complex="Arial1" style:font-style-complex="normal" style:font-weight-complex="normal"/>
    </style:style>
    <style:style style:name="T56" style:family="text">
      <style:text-properties fo:font-variant="normal" fo:text-transform="none" fo:letter-spacing="normal" fo:font-style="normal" officeooo:rsid="05ec0c27" style:font-name-asian="NSimSun" style:font-style-asian="normal" style:font-weight-asian="normal" style:font-name-complex="Arial1" style:font-style-complex="normal" style:font-weight-complex="normal"/>
    </style:style>
    <style:style style:name="T57" style:family="text">
      <style:text-properties fo:font-variant="normal" fo:text-transform="none" fo:letter-spacing="normal" fo:font-style="normal" officeooo:rsid="05ec64f3" style:font-name-asian="NSimSun" style:font-style-asian="normal" style:font-weight-asian="normal" style:font-name-complex="Arial1" style:font-style-complex="normal" style:font-weight-complex="normal"/>
    </style:style>
    <style:style style:name="T58" style:family="text">
      <style:text-properties fo:color="#000000" style:font-name="Liberation Serif" fo:font-size="12pt" fo:language="en" fo:country="GB" fo:font-weight="normal" fo:background-color="#fffffe" loext:char-shading-value="0" style:font-size-asian="12pt" style:font-size-complex="12pt"/>
    </style:style>
    <style:style style:name="T59" style:family="text">
      <style:text-properties fo:color="#000000" style:font-name="Liberation Serif" fo:font-size="12pt" fo:language="en" fo:country="GB" fo:font-weight="normal" officeooo:rsid="05a0508a" fo:background-color="#fffffe" loext:char-shading-value="0" style:font-size-asian="12pt" style:font-size-complex="12pt"/>
    </style:style>
    <style:style style:name="T60" style:family="text">
      <style:text-properties fo:color="#000000" style:font-name="Liberation Serif" fo:font-size="12pt" fo:language="en" fo:country="GB" fo:font-weight="normal" officeooo:rsid="05a166f4" fo:background-color="#fffffe" loext:char-shading-value="0" style:font-size-asian="12pt" style:font-size-complex="12pt"/>
    </style:style>
    <style:style style:name="T61" style:family="text">
      <style:text-properties fo:color="#000000" style:font-name="Liberation Serif" fo:font-size="12pt" fo:language="en" fo:country="GB" fo:font-weight="normal" officeooo:rsid="05a4dbe4" fo:background-color="#fffffe" loext:char-shading-value="0" style:font-size-asian="12pt" style:font-size-complex="12pt"/>
    </style:style>
    <style:style style:name="T62" style:family="text">
      <style:text-properties fo:color="#000000" style:font-name="Liberation Serif" fo:font-size="12pt" fo:language="en" fo:country="GB" fo:font-weight="normal" officeooo:rsid="05a92b72" fo:background-color="#fffffe" loext:char-shading-value="0" style:font-size-asian="12pt" style:font-size-complex="12pt"/>
    </style:style>
    <style:style style:name="T63" style:family="text">
      <style:text-properties fo:color="#000000" style:font-name="Liberation Serif" fo:font-size="12pt" fo:language="en" fo:country="GB" fo:font-weight="normal" officeooo:rsid="05aad086" fo:background-color="#fffffe" loext:char-shading-value="0" style:font-size-asian="12pt" style:font-size-complex="12pt"/>
    </style:style>
    <style:style style:name="T64" style:family="text">
      <style:text-properties fo:color="#000000" style:font-name="Liberation Serif" fo:font-size="12pt" fo:language="en" fo:country="GB" fo:font-weight="normal" officeooo:rsid="05ae6477" fo:background-color="#fffffe" loext:char-shading-value="0" style:font-size-asian="12pt" style:font-size-complex="12pt"/>
    </style:style>
    <style:style style:name="T65" style:family="text">
      <style:text-properties fo:color="#000000" style:font-name="Liberation Serif" fo:font-size="12pt" fo:language="en" fo:country="GB" fo:font-weight="normal" officeooo:rsid="05b31793" fo:background-color="#fffffe" loext:char-shading-value="0" style:font-size-asian="12pt" style:font-size-complex="12pt"/>
    </style:style>
    <style:style style:name="T66" style:family="text">
      <style:text-properties fo:color="#000000" style:font-name="Liberation Serif" fo:font-size="12pt" fo:language="en" fo:country="GB" fo:font-weight="normal" officeooo:rsid="05b19f35" fo:background-color="#fffffe" loext:char-shading-value="0" style:font-size-asian="12pt" style:font-size-complex="12pt"/>
    </style:style>
    <style:style style:name="T67" style:family="text">
      <style:text-properties fo:color="#000000" style:font-name="Liberation Serif" fo:font-size="12pt" fo:language="en" fo:country="GB" fo:font-weight="normal" officeooo:rsid="05b97f7f" fo:background-color="#fffffe" loext:char-shading-value="0" style:font-size-asian="12pt" style:font-size-complex="12pt"/>
    </style:style>
    <style:style style:name="T68" style:family="text">
      <style:text-properties fo:color="#000000" style:font-name="Liberation Serif" fo:font-size="12pt" fo:language="en" fo:country="GB" fo:font-weight="normal" officeooo:rsid="05bb58ce" fo:background-color="#fffffe" loext:char-shading-value="0" style:font-size-asian="12pt" style:font-size-complex="12pt"/>
    </style:style>
    <style:style style:name="T69" style:family="text">
      <style:text-properties fo:color="#000000" style:font-name="Liberation Serif" fo:font-size="12pt" fo:language="en" fo:country="GB" fo:font-weight="normal" officeooo:rsid="05bc4980" fo:background-color="#fffffe" loext:char-shading-value="0" style:font-size-asian="12pt" style:font-size-complex="12pt"/>
    </style:style>
    <style:style style:name="T70" style:family="text">
      <style:text-properties fo:color="#000000" style:font-name="Liberation Serif" fo:font-size="12pt" fo:language="en" fo:country="GB" fo:font-weight="normal" officeooo:rsid="05cb2bc2" fo:background-color="#fffffe" loext:char-shading-value="0" style:font-size-asian="12pt" style:font-size-complex="12pt"/>
    </style:style>
    <style:style style:name="T71" style:family="text">
      <style:text-properties fo:color="#000000" style:font-name="Liberation Serif" fo:font-size="12pt" fo:language="en" fo:country="GB" fo:font-weight="normal" officeooo:rsid="05d6b77c" fo:background-color="#fffffe" loext:char-shading-value="0" style:font-size-asian="12pt" style:font-size-complex="12pt"/>
    </style:style>
    <style:style style:name="T72" style:family="text">
      <style:text-properties fo:color="#000000" style:font-name="Liberation Serif" fo:font-size="12pt" fo:language="en" fo:country="GB" fo:background-color="#fffffe" loext:char-shading-value="0" style:font-size-asian="12pt" style:font-size-complex="12pt"/>
    </style:style>
    <style:style style:name="T73" style:family="text">
      <style:text-properties fo:color="#000000" style:font-name="Liberation Serif" fo:font-size="12pt" fo:language="en" fo:country="GB" officeooo:rsid="05cd927a" fo:background-color="#fffffe" loext:char-shading-value="0" style:font-size-asian="12pt" style:font-size-complex="12pt"/>
    </style:style>
    <style:style style:name="T74" style:family="text">
      <style:text-properties fo:color="#000000" style:font-name="Liberation Serif" fo:font-size="12pt" fo:language="en" fo:country="GB" officeooo:rsid="05d398e1" fo:background-color="#fffffe" loext:char-shading-value="0" style:font-size-asian="12pt" style:font-size-complex="12pt"/>
    </style:style>
    <style:style style:name="T75" style:family="text">
      <style:text-properties officeooo:rsid="05d2d50b"/>
    </style:style>
    <style:style style:name="T76" style:family="text">
      <style:text-properties officeooo:rsid="05d311fe"/>
    </style:style>
    <style:style style:name="T77" style:family="text">
      <style:text-properties officeooo:rsid="05f8dde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0">C</text:span><text:span text:style-name="T11">oursework: Participating in a AICrowd challenge</text:span></text:p>
      <text:p text:style-name="P4"><text:span text:style-name="T8">C</text:span><text:span text:style-name="T9">rowdsourcing and AI</text:span></text:p>
      <text:p text:style-name="P3"/>
      <text:p text:style-name="P42"><text:bookmark text:name="docs-internal-guid-bd2ab14d-7fff-5f72-8951-974cbb7cfe7b"/>Michael Mosimann</text:p>
      <text:p text:style-name="P6">Université de Genève</text:p>
      <text:p text:style-name="P6">Faculté des Sciences</text:p>
      <text:p text:style-name="P7">Département d’informatique</text:p>
      <text:p text:style-name="P8"/>
      <text:p text:style-name="P9"/>
      <text:p text:style-name="P17">The code related part:</text:p>
      <text:p text:style-name="P14"/>
      <text:p text:style-name="P20"><text:span text:style-name="T34">So far, i have posted only the baseline as submissions to test the submission process and to see what score i need to improve on. </text:span><text:span text:style-name="T35">I have been working on the code and looking around the web to have some ideas, and test some codes to see how it might improve the AI.</text:span></text:p>
      <text:p text:style-name="P19"><text:span text:style-name="T35">I </text:span><text:span text:style-name="T36">had some problems with installing some libraries, and had some memory problems as the program took a lot of memory.</text:span></text:p>
      <text:p text:style-name="P30"><text:span text:style-name="T24">I had some ram memory problems due to the large number of images in smoke elimination. I have used Colab and </text:span><text:span text:style-name="T25">m</text:span><text:span text:style-name="T24">y </text:span><text:span text:style-name="T25">machine to test some </text:span><text:span text:style-name="T27">part of</text:span><text:span text:style-name="T25"> p</text:span><text:span text:style-name="T27">rogram</text:span><text:span text:style-name="T25">, </text:span><text:span text:style-name="T26">like training the model, </text:span><text:span text:style-name="T27">in order to make it train faster than </text:span><text:span text:style-name="T24">Colab</text:span><text:span text:style-name="T27">.</text:span><text:span text:style-name="T26"> </text:span></text:p>
      <text:p text:style-name="P41"><text:span text:style-name="T26">C</text:span><text:span text:style-name="T12">olab is quite useful to run parts of the code in different cells, which avoids to run all the code multiple times, if some part of the code has some errors, and just fixing the cell who had errors.</text:span></text:p>
      <text:p text:style-name="P15"/>
      <text:p text:style-name="P22"><text:span text:style-name="T37">I have tried to w</text:span><text:span text:style-name="T38">ork on</text:span><text:span text:style-name="T37"> smoke elimination, but also tried to do the speed detection</text:span><text:span text:style-name="T36">, </text:span><text:span text:style-name="T37">as I have been stuck </text:span><text:span text:style-name="T39">on </text:span><text:span text:style-name="T37">smoke elimination and haven’t made any result worth submitting. </text:span></text:p>
      <text:p text:style-name="P16"/>
      <text:p text:style-name="P43"><text:span text:style-name="T21">F</text:span><text:span text:style-name="T22">or the smoke elimination, a </text:span><text:span text:style-name="T28">GAN(Generative Adversarial Network)</text:span><text:span text:style-name="T22"> seems a </text:span><text:span text:style-name="T20">good idea</text:span><text:span text:style-name="T22"> to </text:span><text:span text:style-name="T29">transform</text:span><text:span text:style-name="T22"> the images with some smoke into images without any smoke, </text:span><text:span text:style-name="T28">with the generator part doing a synthetic image, close to the clear image</text:span><text:span text:style-name="T22">.</text:span></text:p>
      <text:p text:style-name="P43"><text:span text:style-name="T22"><text:s/></text:span><text:span text:style-name="T19">It m</text:span><text:span text:style-name="T20">ight</text:span><text:span text:style-name="T19"> gain a better score than the given baseline, sin</text:span><text:span text:style-name="T23">c</text:span><text:span text:style-name="T19">e the baseline does not change the test images, it returns them unchanged.</text:span></text:p>
      <text:p text:style-name="P27"><text:span text:style-name="T19">T</text:span><text:span text:style-name="T20">he main idea is to train an AI to transform an image with smoke into a clear image, by learning to associate a smoke image to the same image without the smoke, and trying to generate a clear image from an image with smoke.</text:span></text:p>
      <text:p text:style-name="P10"/>
      <text:p text:style-name="P25"><text:span text:style-name="T15">For the speed detection challenge. I tried to grayscale and it seems that </text:span><text:span text:style-name="T18">gr</text:span><text:span text:style-name="T16">ayscaling doe</text:span><text:span text:style-name="T15">s not</text:span><text:span text:style-name="T16"> improve </text:span><text:span text:style-name="T15">the score</text:span><text:span text:style-name="T16">, but worsen</text:span><text:span text:style-name="T15">s</text:span><text:span text:style-name="T16"> i</text:span><text:span text:style-name="T15">t</text:span><text:span text:style-name="T17">.</text:span></text:p>
      <text:p text:style-name="P11"><text:soft-page-break/></text:p>
      <text:p text:style-name="P13">I have tried to use difference models to see if it impacts the performance of the training and might help improve the score.</text:p>
      <text:p text:style-name="P26"><text:span text:style-name="T13">The </text:span><text:span text:style-name="T48">squeezenet1_1</text:span><text:span text:style-name="T14"> </text:span><text:span text:style-name="T13">gives very bad results for the speed recognition, whereas the </text:span><text:span text:style-name="T58">resnet1</text:span><text:span text:style-name="T59">8 </text:span><text:span text:style-name="T60">improves the score a lot. </text:span></text:p>
      <text:p text:style-name="P26"><text:span text:style-name="T61">It shows how s</text:span><text:span text:style-name="T62">ome</text:span><text:span text:style-name="T61"> model</text:span><text:span text:style-name="T62">s</text:span><text:span text:style-name="T61"> can s</text:span><text:span text:style-name="T63">olve more efficiently</text:span><text:span text:style-name="T62"> some problems c</text:span><text:span text:style-name="T63">ompared to</text:span><text:span text:style-name="T62"> others </text:span><text:span text:style-name="T63">models</text:span><text:span text:style-name="T62">, whereas with another problem, the same model could do poorly</text:span><text:span text:style-name="T61">.</text:span></text:p>
      <text:p text:style-name="P39"><text:span text:style-name="T61">T</text:span><text:span text:style-name="T58">he resnet34 improves a little bit the score, but the major downside is that it’s take a lot of time to train/compute it, </text:span><text:span text:style-name="T64">due to the complexity of the model.</text:span></text:p>
      <text:p text:style-name="P40"><text:span text:style-name="T64">S</text:span><text:span text:style-name="T58">o the choice of the models depends on the improving the score while having an acceptable training time, not to long.</text:span></text:p>
      <text:p text:style-name="P31"/>
      <text:p text:style-name="P36">I look most of the time for online information, while trying some parts of code and trying to understand how it works, in order to see if I can use it to improve the program and have a better score. </text:p>
      <text:p text:style-name="P37"/>
      <text:p text:style-name="P38"><text:span text:style-name="T73">O</text:span><text:span text:style-name="T72">bservations on the participants of the A</text:span><text:span text:style-name="T74">I</text:span><text:span text:style-name="T72">crowd.</text:span></text:p>
      <text:p text:style-name="P36"/>
      <text:p text:style-name="P21"><text:span text:style-name="T32">A</text:span><text:span text:style-name="T33">t</text:span><text:span text:style-name="T32"> the </text:span><text:span text:style-name="T33">beginnings</text:span><text:span text:style-name="T32">, </text:span><text:span text:style-name="T33">there was</text:span><text:span text:style-name="T32"> not much discussion </text:span><text:span text:style-name="T33">between participants</text:span><text:span text:style-name="T32"> in the discussion tab</text:span><text:span text:style-name="T33">s of the AI Blitz challenges</text:span><text:span text:style-name="T32">. </text:span><text:span text:style-name="T33">It was mostly bug reports, like </text:span><text:span text:style-name="T32">about submission limits.</text:span></text:p>
      <text:p text:style-name="P12"/>
      <text:p text:style-name="P23"><text:span text:style-name="T40">So far, it seems that the participants aren’t discussing with each others, only one has giving some h</text:span><text:span text:style-name="T41">elp</text:span><text:span text:style-name="T40"> to possibly improve the score, </text:span><text:span text:style-name="T42">at this point of writing(14.05.2021)</text:span><text:span text:style-name="T40">. </text:span><text:span text:style-name="T41">The hint is to sort by index, as the resulting file isn’t sorted, and it has improved the score of the file. </text:span><text:span text:style-name="T43">The user is called V</text:span><text:span text:style-name="T44">ictorkras2008, </text:span><text:span text:style-name="T45">and here is the page: </text:span><text:a xlink:type="simple" xlink:href="https://discourse.aicrowd.com/t/you-can-improve-your-results-if/5627" text:style-name="Internet_20_link" text:visited-style-name="Visited_20_Internet_20_Link">https://discourse.aicrowd.com/t/you-can-improve-your-results-if/5627</text:a><text:span text:style-name="T45"> </text:span><text:span text:style-name="T44">. </text:span><text:span text:style-name="T46">For this challenge, </text:span><text:span text:style-name="T47">V</text:span><text:span text:style-name="T44">ictorkras2008 </text:span><text:span text:style-name="T46">has been the most active in the discussions.</text:span></text:p>
      <text:p text:style-name="P18"/>
      <text:p text:style-name="P24"><text:span text:style-name="T64">L</text:span><text:span text:style-name="T66">ooking at the leaderboard, it’s interesting to note that the p</text:span><text:span text:style-name="T71">eople</text:span><text:span text:style-name="T66"> holding the t</text:span><text:span text:style-name="T71">op</text:span><text:span text:style-name="T66"> place</text:span><text:span text:style-name="T71">s</text:span><text:span text:style-name="T66">, hold the first place on most of all the challenges in the blitz, a</text:span><text:span text:style-name="T71">nd in the case they don’t hold the first place, they remain in the top of the leaderboard</text:span><text:span text:style-name="T66">.</text:span></text:p>
      <text:p text:style-name="P24"><text:span text:style-name="T66"><text:s/></text:span><text:span text:style-name="T65">It does shows that it attracts some good AI programmers, </text:span><text:span text:style-name="T67">as t</text:span><text:span text:style-name="T30">he participants are really good at improving the score.</text:span></text:p>
      <text:p text:style-name="P24"><text:span text:style-name="T30"><text:s/></text:span><text:span text:style-name="T31">With these observations, it leads me to think that most participants are more in a competitive state than a helpful mindset, which the cause might be to win the reward. </text:span></text:p>
      <text:p text:style-name="P32"/>
      <text:p text:style-name="P33"><text:soft-page-break/>I checked the AIcrowd discord to see if the participants used this to help each other. For this challenge, the AIBlitz room was used to complain about the baseline<text:span text:style-name="T75">(the F1 Team Classification)</text:span> giving a perfect score for the first challenge, and so far, it seems the participant doesn’t help each other for this <text:span text:style-name="T76">Blitz challenge on Discord</text:span>, although the discussions in the some of the other rooms show that the participants do chat with each others.</text:p>
      <text:p text:style-name="P34"><text:span text:style-name="T55">The other challenges may be more active, and more interesting for </text:span><text:span text:style-name="T56">the others participants,</text:span><text:span text:style-name="T57"> as they may yield different rewards and challenges to work on.</text:span></text:p>
      <text:p text:style-name="P33"/>
      <text:p text:style-name="P28"><text:span text:style-name="T68">The participants of A</text:span><text:span text:style-name="T70">I</text:span><text:span text:style-name="T68">crowd can use the </text:span><text:a xlink:type="simple" xlink:href="https://discourse.aicrowd.com/" text:style-name="Internet_20_link" text:visited-style-name="Visited_20_Internet_20_Link">https://discourse.aicrowd.com/</text:a><text:span text:style-name="T68"> page or discord to chat, </text:span><text:a xlink:type="simple" xlink:href="https://discord.com/invite/5Q7Tfww3tk" text:style-name="Internet_20_link" text:visited-style-name="Visited_20_Internet_20_Link">https://discord.com/invite/5Q7Tfww3tk</text:a><text:span text:style-name="T68"> , either with the other participants or staff members. </text:span><text:span text:style-name="T69">About 1411 members on Discord.</text:span></text:p>
      <text:p text:style-name="P35"/>
      <text:p text:style-name="P29"><text:span text:style-name="T49">At this time of writing this line, (16.05.2021), there is 123 participants and 12 teams. </text:span><text:span text:style-name="T50">On th</text:span><text:span text:style-name="T51">e</text:span><text:span text:style-name="T50"> 19</text:span><text:span text:style-name="T53">th</text:span><text:span text:style-name="T50"> of may, there is 144 participants and 13 teams. </text:span><text:span text:style-name="T51">On the 20</text:span><text:span text:style-name="T54">th</text:span><text:span text:style-name="T51"> of may, </text:span><text:span text:style-name="T52">at 10:49 am</text:span><text:span text:style-name="T51">, there is 1</text:span><text:span text:style-name="T52">50</text:span><text:span text:style-name="T51"> participants and 14 teams, </text:span><text:span text:style-name="T52">and no new discussion and notebooks in the blitz page.</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CH"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start" style:justify-single-word="false" style:writing-mode="lr-tb"/>
      <style:text-properties style:font-name="Liberation Serif" fo:font-family="'Liberation Serif'" style:font-family-generic="roman" style:font-pitch="variable" fo:font-size="12pt" officeooo:rsid="00000000" style:font-size-asian="10.5pt" style:font-size-complex="12pt"/>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f0e98c"/>
    </style:style>
    <style:style style:name="MP2" style:family="paragraph" style:parent-style-name="Footer">
      <style:paragraph-properties fo:text-align="center" style:justify-single-word="false"/>
      <style:text-properties fo:language="fr" fo:country="CH"/>
    </style:style>
    <style:style style:name="MT1" style:family="text">
      <style:text-properties fo:language="en" fo:country="US" officeooo:rsid="0128a33f"/>
    </style:style>
    <style:style style:name="MT2" style:family="text">
      <style:text-properties style:font-name="Arial" fo:font-size="11pt" fo:language="en" fo:country="US" style:text-underline-style="none" fo:font-weight="normal" officeooo:rsid="03e3592e" style:font-size-asian="11pt" style:font-weight-asian="normal" style:font-size-complex="11pt" style:font-weight-complex="normal"/>
    </style:style>
    <style:style style:name="MT3" style:family="text">
      <style:text-properties style:font-name="Arial" fo:font-size="11pt" fo:language="en" fo:country="US" style:text-underline-style="none" fo:font-weight="normal" officeooo:rsid="0457468e" style:font-size-asian="11pt" style:font-weight-asian="normal" style:font-size-complex="11pt" style:font-weight-complex="normal"/>
    </style:style>
    <style:style style:name="MT4" style:family="text">
      <style:text-properties fo:language="fr" fo:country="CH" officeooo:rsid="0128a33f"/>
    </style:style>
    <style:style style:name="MT5" style:family="text">
      <style:text-properties fo:language="fr" fo:country="CH" officeooo:rsid="058eb993"/>
    </style:style>
    <style:style style:name="MT6" style:family="text">
      <style:text-properties fo:language="fr" fo:country="CH" officeooo:rsid="045ad84c"/>
    </style:style>
    <style:style style:name="MT7" style:family="text">
      <style:text-properties officeooo:rsid="0081c46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Michael Mosimann<text:tab/></text:span><text:span text:style-name="MT2">C</text:span><text:span text:style-name="MT3">rowdsourcing and AI</text:span><text:span text:style-name="MT1"><text:tab/></text:span><text:span text:style-name="MT4">M</text:span><text:span text:style-name="MT5">ai</text:span><text:span text:style-name="MT4"> 2</text:span><text:span text:style-name="MT6">021</text:span></text:p>
      </style:header>
      <style:footer>
        <text:p text:style-name="MP2"><text:span text:style-name="MT7">Page </text:span><text:page-number text:select-page="current">3</text:page-number><text:s/><text:span text:style-name="MT7">sur </text:span><text:page-count>3</text:page-count></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28T15:40:00.897000000</meta:creation-date>
    <dc:date>2021-05-20T12:31:01.753000000</dc:date>
    <meta:editing-duration>P3DT2H41M13S</meta:editing-duration>
    <meta:editing-cycles>1159</meta:editing-cycles>
    <meta:generator>LibreOffice/6.3.4.2$Windows_X86_64 LibreOffice_project/60da17e045e08f1793c57c00ba83cdfce946d0aa</meta:generator>
    <meta:document-statistic meta:table-count="0" meta:image-count="0" meta:object-count="0" meta:page-count="3" meta:paragraph-count="34" meta:word-count="889" meta:character-count="5126" meta:non-whitespace-character-count="4263"/>
  </office:meta>
</office:document-meta>
</file>